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/>
    <style:font-face style:name="Times New Roman" svg:font-family="'Times New Roman'" style:font-family-generic="swiss"/>
    <style:font-face style:name="Liberation Sans1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paragraph-rsid="00202667"/>
    </style:style>
    <style:style style:name="P2" style:family="paragraph" style:parent-style-name="Standard">
      <style:text-properties officeooo:paragraph-rsid="00202a68"/>
    </style:style>
    <style:style style:name="P3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Times New Roman" fo:font-size="12pt" officeooo:rsid="0013a177" style:font-size-asian="12pt"/>
    </style:style>
    <style:style style:name="T2" style:family="text">
      <style:text-properties officeooo:rsid="00202667"/>
    </style:style>
    <style:style style:name="T3" style:family="text">
      <style:text-properties style:font-name="Times New Roman" fo:font-size="12pt" officeooo:rsid="00202667" style:font-size-asian="12pt"/>
    </style:style>
    <style:style style:name="gr1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5.4071in" fo:min-width="7.2799in" fo:padding-top="0.05in" fo:padding-bottom="0.05in" fo:padding-left="0.1in" fo:padding-right="0.1in" fo:wrap-option="wrap" fo:margin-left="0.1252in" fo:margin-right="0.1402in" fo:margin-top="0.05in" fo:margin-bottom="0.0661in" style:run-through="foreground" style:wrap="parallel" style:number-wrapped-paragraphs="no-limit" style:wrap-contour="false" style:vertical-pos="from-top" style:vertical-rel="paragraph" style:horizontal-pos="right" style:horizontal-rel="page-content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1.661in" fo:min-width="7.2799in" fo:padding-top="0.05in" fo:padding-bottom="0.05in" fo:padding-left="0.1in" fo:padding-right="0.1in" fo:wrap-option="wrap" fo:margin-left="0.1252in" fo:margin-right="0.1402in" fo:margin-top="0.05in" fo:margin-bottom="0.0756in" style:run-through="foreground" style:wrap="parallel" style:number-wrapped-paragraphs="no-limit" style:wrap-contour="false" style:vertical-pos="from-top" style:vertical-rel="paragraph" style:horizontal-pos="right" style:horizontal-rel="page-content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6.0764in" fo:min-width="7.2799in" fo:padding-top="0.05in" fo:padding-bottom="0.05in" fo:padding-left="0.1in" fo:padding-right="0.1in" fo:wrap-option="wrap" fo:margin-left="0.1252in" fo:margin-right="0.1402in" fo:margin-top="0.05in" fo:margin-bottom="0.061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8256in" fo:min-width="7.2799in" fo:padding-top="0.05in" fo:padding-bottom="0.05in" fo:padding-left="0.1in" fo:padding-right="0.1in" fo:wrap-option="wrap" fo:margin-left="0.1252in" fo:margin-right="0.1402in" fo:margin-top="0.05in" fo:margin-bottom="0.0701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4.5098in" fo:min-width="7.2799in" fo:padding-top="0.05in" fo:padding-bottom="0.05in" fo:padding-left="0.1in" fo:padding-right="0.1in" fo:wrap-option="wrap" fo:margin-left="0.1252in" fo:margin-right="0.1402in" fo:margin-top="0.05in" fo:margin-bottom="0.0701in" style:run-through="foreground" style:wrap="parallel" style:number-wrapped-paragraphs="no-limit" style:wrap-contour="false" style:vertical-pos="from-top" style:vertical-rel="paragraph" style:horizontal-pos="righ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<text:tab/><text:span text:style-name="T1">Jina (Jamie) Jamison</text:span></text:p>
      <text:p text:style-name="Standard">Date:<text:tab/><text:span text:style-name="T2">Nov 7, 2021 - </text:span><text:span text:style-name="T3">due Nov 6, 2021</text:span></text:p>
      <text:p text:style-name="Standard">Assignment Title: <text:tab/>Individual Programming <text:span text:style-name="T3">3 Part 2</text:span></text:p>
      <text:p text:style-name="Standard"/>
      <text:p text:style-name="Standard"><draw:custom-shape text:anchor-type="paragraph" draw:z-index="0" draw:name="Text Box 2" draw:style-name="gr5" draw:text-style-name="P3" svg:width="7.4795in" svg:height="4.6094in" svg:x="-0.1201in" svg:y="0.2445in"><text:p text:style-name="Frame_20_contents">Program 3 part 2</text:p><text:p text:style-name="Frame_20_contents">1) create a dictionary from a vocabulary list</text:p><text:p text:style-name="Frame_20_contents">2) if the user enters a file name that does not exist, catch the error and re-prompt </text:p><text:p text:style-name="Frame_20_contents"><text:s text:c="6"/>for the correct file name</text:p><text:p text:style-name="Frame_20_contents">3) read in existing dictionary file</text:p><text:p text:style-name="Frame_20_contents">4) term is the key; definition is the value</text:p><text:p text:style-name="Frame_20_contents">5) ask user if they would like to add additional terms and definitions,</text:p><text:p text:style-name="Frame_20_contents">6) and how many if Y is the response</text:p><text:p text:style-name="Frame_20_contents">7) if a duplicate term is entered notify the user and ask if the users would like to </text:p><text:p text:style-name="Frame_20_contents"><text:s text:c="8"/>update the definition <text:s/>BEFORE asking for the definition</text:p><text:p text:style-name="Frame_20_contents">8) end by printing the list of terms and definitions before asking the user for a </text:p><text:p text:style-name="Frame_20_contents"><text:s text:c="8"/>file name to save the new dictionary. **DO NOTE write over the original </text:p><text:p text:style-name="Frame_20_contents"><text:s text:c="8"/>unless enterd by the user.</text:p><text:p text:style-name="Frame_20_contents">9) text (txt) file, tap separated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Summary of how the program should run:</text:p>
      <text:p text:style-name="Standard"/>
      <text:p text:style-name="Standard">List of changes made to the original assignment:</text:p>
      <text:p text:style-name="Standard"><draw:custom-shape text:anchor-type="paragraph" draw:z-index="1" draw:name="Text Box 2" draw:style-name="gr4" draw:text-style-name="P3" svg:width="7.4795in" svg:height="0.9252in" svg:x="-0.1201in" svg:y="-0.0445in"><text:p text:style-name="Frame_20_contents">10) ask Y or N about writing out a new file</text:p><text:p text:style-name="Frame_20_contents">11) delete a term from the dictionary file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p text:style-name="P2"><text:soft-page-break/>Examples of the program (please also upload any attachments necessary):</text:p>
      <text:p text:style-name="Standard"><draw:custom-shape text:anchor-type="paragraph" draw:z-index="2" draw:name="Text Box 2" draw:style-name="gr3" draw:text-style-name="P3" svg:width="7.4795in" svg:height="6.176in" svg:x="-0.1201in" svg:y="-10.9028in"><text:p text:style-name="Frame_20_contents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draw:custom-shape text:anchor-type="paragraph" draw:z-index="3" draw:name="Text Box 3" draw:style-name="gr2" draw:text-style-name="P3" svg:width="7.4795in" svg:height="1.7606in" svg:x="-0.1201in" svg:y="0.3161in"><text:p text:style-name="Frame_20_contents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Errors that will crash the program or cause illogical problems:</text:p>
      <text:p text:style-name="Standard"/>
      <text:p text:style-name="Standard"><draw:custom-shape text:anchor-type="paragraph" draw:z-index="4" draw:name="Text Box 4" draw:style-name="gr1" draw:text-style-name="P3" svg:width="7.4795in" svg:height="5.5067in" svg:x="-0.1201in" svg:y="0.2728in"><text:p text:style-name="Frame_20_contents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Additional examples or o<text:bookmark text:name="_GoBack"/>ther comments/notes: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/>
    <style:font-face style:name="Times New Roman" svg:font-family="'Times New Roman'" style:font-family-generic="swiss"/>
    <style:font-face style:name="Liberation Sans1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style:font-name="Times New Roman" fo:font-family="'Times New Roman'" style:font-family-generic="swiss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ianca Kung</meta:initial-creator>
    <dc:creator>Jamie Jamison</dc:creator>
    <meta:editing-cycles>6</meta:editing-cycles>
    <meta:creation-date>2020-03-27T19:05:00</meta:creation-date>
    <dc:date>2021-11-07T22:22:00.204000000</dc:date>
    <meta:editing-duration>PT2H13M13S</meta:editing-duration>
    <meta:generator>LibreOffice/7.1.6.2$Windows_X86_64 LibreOffice_project/0e133318fcee89abacd6a7d077e292f1145735c3</meta:generator>
    <meta:document-statistic meta:table-count="0" meta:image-count="0" meta:object-count="0" meta:page-count="2" meta:paragraph-count="24" meta:word-count="216" meta:character-count="1199" meta:non-whitespace-character-count="971"/>
    <meta:user-defined meta:name="AppVersion">16.0000</meta:user-defined>
    <meta:template xlink:type="simple" xlink:actuate="onRequest" xlink:title="Normal" xlink:href=""/>
  </office:meta>
</office:document-meta>
</file>